
<file path=META-INF/manifest.xml><?xml version="1.0" encoding="utf-8"?>
<manifest:manifest xmlns:manifest="urn:oasis:names:tc:opendocument:xmlns:manifest:1.0">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automatic-styles>
    <style:style style:name="P1" style:parent-style-name="Text_20body" style:family="paragraph">
      <style:paragraph-properties style:master-page-name="HTML"/>
      <style:text-properties fo:background-color="transparent" fo:color="#000000" fo:country="DE" fo:font-family="Times New Roman" fo:font-size="12.000000000000000pt" fo:language="de"/>
    </style:style>
    <style:style style:name="T1" style:parent-style-name="Text_20body" style:family="text">
      <style:text-properties fo:font-weight="bold"/>
    </style:style>
    <style:style style:name="P2" style:parent-style-name="Text_20body" style:family="paragraph">
      <style:text-properties fo:background-color="transparent" fo:color="#000000" fo:country="DE" fo:font-family="Times New Roman" fo:font-size="12.000000000000000pt" fo:language="de"/>
    </style:style>
    <style:style style:name="T2" style:parent-style-name="Text_20body" style:family="text"/>
    <style:style style:name="P3" style:parent-style-name="Text_20body" style:family="paragraph">
      <style:text-properties fo:background-color="transparent" fo:color="#000000" fo:country="DE" fo:font-family="Times New Roman" fo:font-size="12.000000000000000pt" fo:font-weight="bold" fo:language="de"/>
    </style:style>
    <style:style style:name="T3" style:parent-style-name="Text_20body" style:family="text">
      <style:text-properties fo:font-weight="100"/>
    </style:style>
    <style:style style:name="P4" style:parent-style-name="Text_20body" style:family="paragraph">
      <style:text-properties fo:background-color="transparent" fo:color="#000000" fo:country="DE" fo:language="de"/>
    </style:style>
    <style:style style:name="T4" style:parent-style-name="Text_20body" style:family="text">
      <style:text-properties fo:font-weight="normal"/>
    </style:style>
  </office:automatic-styles>
  <office:body>
    <office:text>
      <text:tracked-changes/>
      <text:page-sequence>
        <text:page text:master-page-name="HTML"/>
      </text:page-sequence>
      <text:p text:style-name="P1"><text:bookmark text:name="y7m20"/><text:span text:style-name="T1">Name</text:span><text:bookmark text:name="y7m21"/></text:p>
      <text:p text:style-name="P2"><text:span text:style-name="T2">M</text:span>ühlberg</text:p>
      <text:p text:style-name="P2"><text:bookmark text:name="y7m24"/><text:bookmark text:name="y7m23"/></text:p>
      <text:p text:style-name="P3">Beschreibung<text:bookmark text:name="y7m25"/></text:p>
      <text:p text:style-name="P3"><text:span text:style-name="T3">D</text:span><text:span text:style-name="T3">er Mühlberg ist westlich des Bauernhofs. Guntrichs Mühle befindet sich dort. Angeblich soll es dort spuken, da man nachts die Trommeln der Trommelhöhle hört, weshalb sich Guntrich auch nicht mehr dorthin traut.</text:span></text:p>
      <text:p text:style-name="P2"><text:bookmark text:name="r_5g1"/></text:p>
      <text:p text:style-name="P2"><text:bookmark text:name="r_5g2"/><text:span text:style-name="T1">Musikstück</text:span><text:bookmark text:name="y7m27"/></text:p>
      <text:p text:style-name="P2">""</text:p>
      <text:p text:style-name="P4"/>
      <text:p text:style-name="P2"><text:bookmark text:name="y7m29"/><text:span text:style-name="T1">Charaktere</text:span><text:bookmark text:name="y7m210"/></text:p>
      <text:p text:style-name="P3"><text:span text:style-name="T4">-</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styles>
    <style:default-style style:family="paragraph">
      <style:paragraph-properties style:tab-stop-distance="35.461478755799995pt" style:writing-mode="page"/>
      <style:text-properties fo:country="US" fo:font-family="Times New Roman" fo:font-size="12.000000000000000pt" fo:language="en"/>
    </style:default-style>
    <style:style style:name="Text_20body" style:display-name="Text body" style:family="paragraph">
      <style:paragraph-properties fo:margin-bottom="0.000000000000000pt" fo:margin-left="0.000000000000000pt" fo:margin-right="0.000000000000000pt" fo:margin-top="0.000000000000000pt" fo:text-indent="0.000000000000000pt" style:tab-stop-distance="35.461478755799995pt" style:writing-mode="page"/>
      <style:text-properties fo:country="US" fo:font-family="Verdana, sans-serif" fo:font-size="10.000000000000000pt" fo:language="en"/>
    </style:style>
    <style:style style:name="List" style:display-name="List" style:family="paragraph">
      <style:paragraph-properties fo:margin-bottom="0.000000000000000pt" fo:margin-left="0.000000000000000pt" fo:margin-right="0.000000000000000pt" fo:margin-top="0.000000000000000pt" fo:text-indent="0.000000000000000pt" style:tab-stop-distance="35.461478755799995pt" style:writing-mode="page"/>
      <style:text-properties fo:country="US" fo:font-family="Verdana, sans-serif" fo:font-size="10.000000000000000pt" fo:language="en"/>
    </style:style>
    <style:style style:name="Table_20Contents" style:display-name="Table Contents" style:family="paragraph">
      <style:paragraph-properties fo:margin-bottom="0.000000000000000pt" fo:margin-left="0.000000000000000pt" fo:margin-right="0.000000000000000pt" fo:margin-top="0.000000000000000pt" fo:text-indent="0.000000000000000pt" style:tab-stop-distance="35.461478755799995pt" style:writing-mode="page"/>
      <style:text-properties fo:country="US" fo:font-family="Verdana, sans-serif" fo:font-size="10.000000000000000pt" fo:language="en"/>
    </style:style>
    <style:style style:name="Horizontal_20Line" style:display-name="Horizontal Line" style:family="paragraph" style:next-style-name="Text_20body">
      <style:paragraph-properties fo:border-bottom="0.056693pt double #808080" fo:margin-bottom="14.144906394200000pt" fo:margin-left="4.308668881600000pt" fo:margin-right="4.308668881600000pt" fo:margin-top="0.000000000000000pt" fo:padding-bottom="0.000000000000000pt" fo:padding-left="0.000000000000000pt" fo:padding-right="0.000000000000000pt" fo:padding-top="0.000000000000000pt" fo:text-indent="0.000000000000000pt" style:border-line-width-bottom="0.056693pt 0.992128pt 0.056693pt" style:tab-stop-distance="35.461478755799995pt" style:writing-mode="page"/>
      <style:text-properties fo:country="US" fo:font-family="Verdana, sans-serif" fo:font-size="6.000000000000000pt" fo:language="en"/>
    </style:style>
    <style:style style:name="Sender" style:display-name="Sender" style:family="paragraph">
      <style:paragraph-properties fo:margin-bottom="0.000000000000000pt" fo:margin-left="4.308668881600000pt" fo:margin-right="4.308668881600000pt" fo:margin-top="0.000000000000000pt" fo:text-indent="0.000000000000000pt" style:tab-stop-distance="35.461478755799995pt" style:writing-mode="page"/>
      <style:text-properties fo:country="US" fo:font-family="Verdana, sans-serif" fo:font-size="10.000000000000000pt" fo:font-style="italic" fo:language="en"/>
    </style:style>
    <style:style style:name="Index" style:display-name="Index" style:family="paragraph">
      <style:paragraph-properties fo:margin-bottom="4.308668881600000pt" fo:margin-left="4.308668881600000pt" fo:margin-right="4.308668881600000pt" fo:margin-top="4.308668881600000pt" fo:text-indent="0.000000000000000pt" style:tab-stop-distance="35.461478755799995pt" style:writing-mode="page"/>
      <style:text-properties fo:country="US" fo:font-family="Verdana, sans-serif" fo:font-size="10.000000000000000pt" fo:language="en"/>
    </style:style>
    <style:style style:name="Heading_201" style:display-name="Heading 1" style:family="paragraph" style:next-style-name="Text_20body">
      <style:paragraph-properties fo:margin-bottom="14.144906394200000pt" fo:margin-left="4.308668881600000pt" fo:margin-right="4.308668881600000pt" fo:margin-top="11.990571953400000pt" fo:text-indent="0.000000000000000pt" style:tab-stop-distance="35.461478755799995pt" style:writing-mode="page"/>
      <style:text-properties fo:country="US" fo:font-family="Times New Roman" fo:font-size="24.000000000000000pt" fo:font-weight="bold" fo:language="en"/>
    </style:style>
    <style:style style:name="Caption" style:display-name="Caption" style:family="paragraph">
      <style:paragraph-properties fo:margin-bottom="6.009459229600000pt" fo:margin-left="4.308668881600000pt" fo:margin-right="4.308668881600000pt" fo:margin-top="6.009459229600000pt" fo:text-indent="0.000000000000000pt" style:tab-stop-distance="35.461478755799995pt" style:writing-mode="page"/>
      <style:text-properties fo:country="US" fo:font-family="Verdana, sans-serif" fo:font-size="12.000000000000000pt" fo:font-style="italic" fo:language="en"/>
    </style:style>
    <style:style style:name="Standard" style:display-name="Standard" style:family="paragraph">
      <style:paragraph-properties fo:margin-bottom="4.308668881600000pt" fo:margin-left="4.308668881600000pt" fo:margin-right="4.308668881600000pt" fo:margin-top="4.308668881600000pt" fo:text-indent="0.000000000000000pt" style:tab-stop-distance="35.461478755799995pt" style:writing-mode="page"/>
      <style:text-properties fo:country="US" fo:font-family="Verdana, sans-serif" fo:font-size="10.000000000000000pt" fo:language="en"/>
    </style:style>
    <style:style style:name="Footer" style:display-name="Footer" style:family="paragraph">
      <style:paragraph-properties fo:margin-bottom="4.308668881600000pt" fo:margin-left="4.308668881600000pt" fo:margin-right="4.308668881600000pt" fo:margin-top="4.308668881600000pt" fo:text-indent="0.000000000000000pt" style:tab-stop-distance="35.461478755799995pt" style:writing-mode="page">
        <style:tab-stops>
          <style:tab-stop style:position="240.88860628840pt" style:type="center" style:leader-type="none" style:leader-style="none" style:leader-width="auto" style:leader-color="font-color"/>
          <style:tab-stop style:position="481.86225209420pt" style:type="right" style:leader-type="none" style:leader-style="none" style:leader-width="auto" style:leader-color="font-color"/>
        </style:tab-stops>
      </style:paragraph-properties>
      <style:text-properties fo:country="US" fo:font-family="Verdana, sans-serif" fo:font-size="10.000000000000000pt" fo:language="en"/>
    </style:style>
    <style:style style:name="Heading" style:display-name="Heading" style:family="paragraph" style:next-style-name="Text_20body">
      <style:paragraph-properties fo:margin-bottom="14.144906394200000pt" fo:margin-left="4.308668881600000pt" fo:margin-right="4.308668881600000pt" fo:margin-top="11.990571953400000pt" fo:text-indent="0.000000000000000pt" style:tab-stop-distance="35.461478755799995pt" style:writing-mode="page"/>
      <style:text-properties fo:country="US" fo:font-family="Albany" fo:font-size="14.000000000000000pt" fo:language="en"/>
    </style:style>
    <style:style style:name="Header" style:display-name="Header" style:family="paragraph">
      <style:paragraph-properties fo:margin-bottom="4.308668881600000pt" fo:margin-left="4.308668881600000pt" fo:margin-right="4.308668881600000pt" fo:margin-top="4.308668881600000pt" fo:text-indent="0.000000000000000pt" style:tab-stop-distance="35.461478755799995pt" style:writing-mode="page">
        <style:tab-stops>
          <style:tab-stop style:position="240.88860628840pt" style:type="center" style:leader-type="none" style:leader-style="none" style:leader-width="auto" style:leader-color="font-color"/>
          <style:tab-stop style:position="481.86225209420pt" style:type="right" style:leader-type="none" style:leader-style="none" style:leader-width="auto" style:leader-color="font-color"/>
        </style:tab-stops>
      </style:paragraph-properties>
      <style:text-properties fo:country="US" fo:font-family="Verdana, sans-serif" fo:font-size="10.000000000000000pt" fo:language="en"/>
    </style:style>
    <style:style style:name="Endnote_20Symbol" style:display-name="Endnote Symbol" style:family="text"/>
    <style:style style:name="Internet_20link" style:display-name="Internet link" style:family="text">
      <style:text-properties fo:color="#000080" style:text-underline-style="solid" style:text-underline-type="single" style:text-underline-width="auto"/>
    </style:style>
    <style:style style:name="Footnote_20Symbol" style:display-name="Footnote Symbol" style:family="text"/>
    <style:style style:name="Bullet_20Symbols" style:display-name="Bullet Symbols" style:family="text">
      <style:text-properties fo:font-family="StarSymbol" fo:font-size="9.000000000000000pt"/>
    </style:style>
  </office:styles>
  <office:automatic-styles>
    <style:page-layout style:name="pm1" style:page-usage="all">
      <style:page-layout-properties fo:margin-bottom="72.000124732000003pt" fo:margin-left="90.000155914999993pt" fo:margin-right="90.000155914999993pt" fo:margin-top="72.000124732000003pt" fo:page-height="792.001372051999965pt" fo:page-width="612.001060221999978pt" style:print-orientation="portrait">
    
   </style:page-layout-properties>
    </style:page-layout>
    <style:page-layout style:name="pm2" style:page-usage="all">
      <style:page-layout-properties fo:margin-bottom="56.693011599999998pt" fo:margin-left="56.693011599999998pt" fo:margin-right="56.693011599999998pt" fo:margin-top="56.693011599999998pt" fo:page-height="841.891222259999950pt" fo:page-width="595.276621799999930pt" style:print-orientation="portrait">
    
   </style:page-layout-properties>
    </style:page-layout>
    <style:page-layout style:name="pm3" style:page-usage="all">
      <style:page-layout-properties fo:margin-bottom="28.346505799999999pt" fo:margin-left="56.693011599999998pt" fo:margin-right="28.346505799999999pt" fo:margin-top="28.346505799999999pt" fo:page-height="792.001372051999965pt" fo:page-width="612.001060221999978pt" style:print-orientation="portrait">
    
   </style:page-layout-properties>
    </style:page-layout>
  </office:automatic-styles>
  <office:master-styles>
    <style:master-page style:name="Endnote" style:page-layout-name="pm1"/>
    <style:master-page style:name="Standard1" style:page-layout-name="pm2"/>
    <style:master-page style:name="HTML" style:page-layout-name="pm3"/>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KOffice/2.1.0</meta:generator>
    <dc:title/>
    <meta:initial-creator>Unbekannt</meta:initial-creator>
    <meta:editing-cycles>8</meta:editing-cycles>
    <dc:date>2009-12-31T01:25:36</dc:date>
    <meta:creation-date>2008-08-13T14:34:49</meta:creation-date>
    <dc:creator>Tamino Dauth</dc:creator>
  </office:meta>
</office:document-meta>
</file>